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row table:style-name="ro1">
          <table:table-cell table:style-name="Default" office:value-type="string" calcext:value-type="string">
            <text:p>Resultas DESEQ2</text:p>
          </table:table-cell>
          <table:table-cell table:style-name="Default" table:number-columns-repeated="7"/>
        </table:table-row>
        <table:table-row table:style-name="ro1" table:number-rows-repeated="5"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pvalue / padj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nombre de gènes/contigs</text:p>
          </table:table-cell>
          <table:table-cell office:value-type="string" calcext:value-type="string">
            <text:p>LogFC MAX</text:p>
          </table:table-cell>
          <table:table-cell office:value-type="string" calcext:value-type="string">
            <text:p>Log FC min</text:p>
          </table:table-cell>
          <table:table-cell office:value-type="string" calcext:value-type="string">
            <text:p>mean(logFC)</text:p>
          </table:table-cell>
          <table:table-cell office:value-type="string" calcext:value-type="string">
            <text:p>Nombre de réplicat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_10_DPI_alun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0.094" calcext:value-type="float">
            <text:p>0,094</text:p>
          </table:table-cell>
          <table:table-cell office:value-type="float" office:value="13" calcext:value-type="float">
            <text:p>13</text:p>
          </table:table-cell>
          <table:table-cell office:value-type="float" office:value="2.99992" calcext:value-type="float">
            <text:p>2,99992</text:p>
          </table:table-cell>
          <table:table-cell office:value-type="float" office:value="-2.999985" calcext:value-type="float">
            <text:p>-2,999985</text:p>
          </table:table-cell>
          <table:table-cell table:style-name="Default" office:value-type="float" office:value="0.7270361" calcext:value-type="float">
            <text:p>0,7270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_28_DPI_alun</text:p>
          </table:table-cell>
          <table:table-cell office:value-type="float" office:value="0.01" calcext:value-type="float">
            <text:p>0,01</text:p>
          </table:table-cell>
          <table:table-cell office:value-type="float" office:value="0.000521605006276999" calcext:value-type="float">
            <text:p>0,000521605</text:p>
          </table:table-cell>
          <table:table-cell office:value-type="float" office:value="34" calcext:value-type="float">
            <text:p>34</text:p>
          </table:table-cell>
          <table:table-cell office:value-type="float" office:value="14.1488810057431" calcext:value-type="float">
            <text:p>14,1488810057</text:p>
          </table:table-cell>
          <table:table-cell office:value-type="float" office:value="8.40456054987212" calcext:value-type="float">
            <text:p>8,4045605499</text:p>
          </table:table-cell>
          <table:table-cell office:value-type="float" office:value="10.385548872249" calcext:value-type="float">
            <text:p>10,3855488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M_alun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121" calcext:value-type="float">
            <text:p>0,00000121</text:p>
          </table:table-cell>
          <table:table-cell office:value-type="float" office:value="516" calcext:value-type="float">
            <text:p>516</text:p>
          </table:table-cell>
          <table:table-cell office:value-type="float" office:value="18.0834788108" calcext:value-type="float">
            <text:p>18,0834788108</text:p>
          </table:table-cell>
          <table:table-cell office:value-type="float" office:value="-13.9260499263" calcext:value-type="float">
            <text:p>-13,9260499263</text:p>
          </table:table-cell>
          <table:table-cell office:value-type="float" office:value="4.36069819237442" calcext:value-type="float">
            <text:p>4,360698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_alu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*</text:p>
          </table:table-cell>
          <table:table-cell office:value-type="float" office:value="17920" calcext:value-type="float">
            <text:p>17920</text:p>
          </table:table-cell>
          <table:table-cell office:value-type="float" office:value="15.04727" calcext:value-type="float">
            <text:p>15,04727</text:p>
          </table:table-cell>
          <table:table-cell office:value-type="float" office:value="-10.39314" calcext:value-type="float">
            <text:p>-10,39314</text:p>
          </table:table-cell>
          <table:table-cell office:value-type="float" office:value="2.419960626259" calcext:value-type="float">
            <text:p>2,4199606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_polyA_alu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*</text:p>
          </table:table-cell>
          <table:table-cell office:value-type="float" office:value="15228" calcext:value-type="float">
            <text:p>15228</text:p>
          </table:table-cell>
          <table:table-cell office:value-type="float" office:value="14.71362" calcext:value-type="float">
            <text:p>14,71362</text:p>
          </table:table-cell>
          <table:table-cell office:value-type="float" office:value="-11.22329" calcext:value-type="float">
            <text:p>-11,22329</text:p>
          </table:table-cell>
          <table:table-cell office:value-type="float" office:value="0.679734160041836" calcext:value-type="float">
            <text:p>0,67973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_ribo_alu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*</text:p>
          </table:table-cell>
          <table:table-cell office:value-type="float" office:value="14921" calcext:value-type="float">
            <text:p>14921</text:p>
          </table:table-cell>
          <table:table-cell office:value-type="float" office:value="14.4929818738905" calcext:value-type="float">
            <text:p>14,4929818739</text:p>
          </table:table-cell>
          <table:table-cell office:value-type="float" office:value="-11.0789940638297" calcext:value-type="float">
            <text:p>-11,0789940638</text:p>
          </table:table-cell>
          <table:table-cell office:value-type="float" office:value="0.586514453155131" calcext:value-type="float">
            <text:p>0,5865144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_alun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316385778192256" calcext:value-type="float">
            <text:p>3,16385778192256E-06</text:p>
          </table:table-cell>
          <table:table-cell office:value-type="float" office:value="969" calcext:value-type="float">
            <text:p>969</text:p>
          </table:table-cell>
          <table:table-cell office:value-type="float" office:value="18.8785453269639" calcext:value-type="float">
            <text:p>18,878545327</text:p>
          </table:table-cell>
          <table:table-cell office:value-type="float" office:value="-15.1018369637289" calcext:value-type="float">
            <text:p>-15,1018369637</text:p>
          </table:table-cell>
          <table:table-cell office:value-type="float" office:value="6.13525410211384" calcext:value-type="float">
            <text:p>6,135254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_alun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862535001920591" calcext:value-type="float">
            <text:p>8,62535001920591E-07</text:p>
          </table:table-cell>
          <table:table-cell office:value-type="float" office:value="403" calcext:value-type="float">
            <text:p>403</text:p>
          </table:table-cell>
          <table:table-cell office:value-type="float" office:value="13.9669323402335" calcext:value-type="float">
            <text:p>13,9669323402</text:p>
          </table:table-cell>
          <table:table-cell table:style-name="ce6" office:value-type="float" office:value="4.42883429670052" calcext:value-type="float">
            <text:p>4,4288342967</text:p>
          </table:table-cell>
          <table:table-cell office:value-type="float" office:value="7.38908775137001" calcext:value-type="float">
            <text:p>7,3890877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_10_DPI_almult</text:p>
          </table:table-cell>
          <table:table-cell table:style-name="ce4" office:value-type="float" office:value="0.1" calcext:value-type="float">
            <text:p>0,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_28_DPI_almult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0.0004698093</text:p>
          </table:table-cell>
          <table:table-cell office:value-type="float" office:value="34" calcext:value-type="float">
            <text:p>34</text:p>
          </table:table-cell>
          <table:table-cell office:value-type="float" office:value="14.3180899905799" calcext:value-type="float">
            <text:p>14,3180899906</text:p>
          </table:table-cell>
          <table:table-cell table:style-name="ce5" office:value-type="float" office:value="8.44602919412165" calcext:value-type="float">
            <text:p>8,4460291941</text:p>
          </table:table-cell>
          <table:table-cell office:value-type="float" office:value="10.4961274793347" calcext:value-type="float">
            <text:p>10,4961274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M_almult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00000154" calcext:value-type="float">
            <text:p>0,000000154</text:p>
          </table:table-cell>
          <table:table-cell office:value-type="float" office:value="655" calcext:value-type="float">
            <text:p>655</text:p>
          </table:table-cell>
          <table:table-cell office:value-type="float" office:value="17.909298192" calcext:value-type="float">
            <text:p>17,909298192</text:p>
          </table:table-cell>
          <table:table-cell table:style-name="ce5" office:value-type="float" office:value="-13.1593111822" calcext:value-type="float">
            <text:p>-13,1593111822</text:p>
          </table:table-cell>
          <table:table-cell office:value-type="float" office:value="2.98963805572993" calcext:value-type="float">
            <text:p>2,9896380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_almult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*</text:p>
          </table:table-cell>
          <table:table-cell office:value-type="float" office:value="39575" calcext:value-type="float">
            <text:p>39575</text:p>
          </table:table-cell>
          <table:table-cell office:value-type="float" office:value="15.420688089382" calcext:value-type="float">
            <text:p>15,4206880894</text:p>
          </table:table-cell>
          <table:table-cell office:value-type="float" office:value="-11.0968774699913" calcext:value-type="float">
            <text:p>-11,09687747</text:p>
          </table:table-cell>
          <table:table-cell office:value-type="float" office:value="1.29188583128686" calcext:value-type="float">
            <text:p>1,2918858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_polyA_almult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*</text:p>
          </table:table-cell>
          <table:table-cell office:value-type="float" office:value="16390" calcext:value-type="float">
            <text:p>16390</text:p>
          </table:table-cell>
          <table:table-cell office:value-type="float" office:value="14.6987102999723" calcext:value-type="float">
            <text:p>14,6987103</text:p>
          </table:table-cell>
          <table:table-cell office:value-type="float" office:value="-11.2406582925385" calcext:value-type="float">
            <text:p>-11,2406582925</text:p>
          </table:table-cell>
          <table:table-cell office:value-type="float" office:value="0.70162497925105" calcext:value-type="float">
            <text:p>0,7016249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_ribo_almult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*</text:p>
          </table:table-cell>
          <table:table-cell office:value-type="float" office:value="15806" calcext:value-type="float">
            <text:p>15806</text:p>
          </table:table-cell>
          <table:table-cell office:value-type="float" office:value="14.4826545462193" calcext:value-type="float">
            <text:p>14,4826545462</text:p>
          </table:table-cell>
          <table:table-cell office:value-type="float" office:value="-10.7982146909827" calcext:value-type="float">
            <text:p>-10,798214691</text:p>
          </table:table-cell>
          <table:table-cell office:value-type="float" office:value="0.596175221731272" calcext:value-type="float">
            <text:p>0,5961752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_alm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195244249569221" calcext:value-type="float">
            <text:p>1,95244249569221E-06</text:p>
          </table:table-cell>
          <table:table-cell office:value-type="float" office:value="1046" calcext:value-type="float">
            <text:p>1046</text:p>
          </table:table-cell>
          <table:table-cell office:value-type="float" office:value="19.0071141529547" calcext:value-type="float">
            <text:p>19,007114153</text:p>
          </table:table-cell>
          <table:table-cell office:value-type="float" office:value="-15.2344987702751" calcext:value-type="float">
            <text:p>-15,2344987703</text:p>
          </table:table-cell>
          <table:table-cell office:value-type="float" office:value="5.85416542213664" calcext:value-type="float">
            <text:p>5,8541654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_alm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520659230746479" calcext:value-type="float">
            <text:p>5,20659230746479E-07</text:p>
          </table:table-cell>
          <table:table-cell office:value-type="float" office:value="411" calcext:value-type="float">
            <text:p>411</text:p>
          </table:table-cell>
          <table:table-cell office:value-type="float" office:value="13.5787431557576" calcext:value-type="float">
            <text:p>13,5787431558</text:p>
          </table:table-cell>
          <table:table-cell office:value-type="float" office:value="-7.38755357320024" calcext:value-type="float">
            <text:p>-7,3875535732</text:p>
          </table:table-cell>
          <table:table-cell office:value-type="float" office:value="7.29295620304774" calcext:value-type="float">
            <text:p>7,2929562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0* = moins de 10e-200</text:p>
          </table:table-cell>
          <table:covered-table-cell table:style-name="ce2"/>
          <table:table-cell table:style-name="Default"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1 seul contig negatif chez PV_almult</text:p>
          </table:table-cell>
          <table:covered-table-cell table:style-name="ce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2:08:59.643361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08:54.360363156</meta:creation-date>
    <dc:date>2018-04-13T14:14:03.349041403</dc:date>
    <meta:editing-duration>PT3H35M7S</meta:editing-duration>
    <meta:editing-cycles>10</meta:editing-cycles>
    <meta:generator>LibreOffice/5.1.6.2$Linux_X86_64 LibreOffice_project/10m0$Build-2</meta:generator>
    <meta:document-statistic meta:table-count="1" meta:cell-count="138" meta:object-count="0"/>
  </office:meta>
</office:document-meta>
</file>